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4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4. Virtual machines and containers</text:span></text:p>
      <text:list xml:id="list3919580050" text:style-name="WWNum2">
        <text:list-item>
          <text:p text:style-name="P15"><text:bookmark text:name="_dbh0n1vac4c8"/>Vocabulary</text:p>
        </text:list-item>
      </text:list>
      <text:list xml:id="list1987639068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Virtual machines: </text:span>máquinas virtuales.</text:p>
            </text:list-item>
            <text:list-item>
              <text:p text:style-name="P8"><text:span text:style-name="T8">Environment: </text:span>entorno (generalmente, entorno de trabajo).</text:p>
            </text:list-item>
            <text:list-item>
              <text:p text:style-name="P8"><text:span text:style-name="T8">Guest: </text:span>invitado.</text:p>
            </text:list-item>
            <text:list-item>
              <text:p text:style-name="P8"><text:span text:style-name="T8">Host: </text:span>anfitrión.</text:p>
            </text:list-item>
            <text:list-item>
              <text:p text:style-name="P8"><text:span text:style-name="T8">Kernel: </text:span>núcleo del sistema operativo.</text:p>
            </text:list-item>
            <text:list-item>
              <text:p text:style-name="P8"><text:span text:style-name="T8">Resources: </text:span>recursos.</text:p>
            </text:list-item>
            <text:list-item>
              <text:p text:style-name="P8"><text:span text:style-name="T8">Performance: </text:span>rendimiento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share: </text:span>compartir.</text:p>
            </text:list-item>
            <text:list-item>
              <text:p text:style-name="P9"><text:span text:style-name="T8">To emulate: </text:span>emular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4. Virtual machines and containers</text:span></text:p>
      </style:header>
      <style:footer>
        <text:p text:style-name="MP4"><text:span text:style-name="MT1">CFGS DAM/DAW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9" meta:word-count="80" meta:character-count="536" meta:non-whitespace-character-count="484"/>
    <meta:generator>LibreOfficeDev/6.0.5.2$Linux_X86_64 LibreOffice_project/</meta:generator>
  </office:meta>
</office:document-meta>
</file>